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F400000327C9778DAE.png" manifest:media-type="image/png"/>
  <manifest:file-entry manifest:full-path="Pictures/10000001000001E4000002D40A10943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6.528cm" presentation:class="title" presentation:user-transformed="true">
          <draw:text-box>
            <text:p>Избранные места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заимодействие с ботом</text:p>
          </draw:text-box>
        </draw:frame>
        <draw:frame draw:style-name="gr2" draw:text-style-name="P2" draw:layer="layout" svg:width="7.279cm" svg:height="11.749cm" svg:x="4.721cm" svg:y="3.5cm">
          <draw:image xlink:href="Pictures/10000001000001F400000327C9778DAE.png" xlink:type="simple" xlink:show="embed" xlink:actuate="onLoad" draw:mime-type="image/png">
            <text:p/>
          </draw:image>
        </draw:frame>
        <draw:frame draw:style-name="gr2" draw:text-style-name="P2" draw:layer="layout" svg:width="7.865cm" svg:height="11.767cm" svg:x="15cm" svg:y="3.5cm">
          <draw:image xlink:href="Pictures/10000001000001E4000002D40A1094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3" draw:layer="layout" svg:width="25.199cm" svg:height="2.629cm" svg:x="1.4cm" svg:y="11.349cm" presentation:class="title" presentation:user-transformed="true">
          <draw:text-box>
            <text:p text:style-name="P3"><text:span text:style-name="T1">Шитов Роман, Дмитриев Дании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7T22:45:28.203000000</meta:creation-date>
    <dc:date>2024-04-14T23:40:57.722000000</dc:date>
    <meta:editing-duration>PT5M5S</meta:editing-duration>
    <meta:editing-cycles>2</meta:editing-cycles>
    <meta:generator>LibreOffice/7.6.4.1$Windows_X86_64 LibreOffice_project/e19e193f88cd6c0525a17fb7a176ed8e6a3e2aa1</meta:generator>
    <meta:document-statistic meta:object-count="32"/>
  </office:meta>
</office:document-meta>
</file>